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Text_20_body">
      <style:text-properties officeooo:rsid="0001baa5" officeooo:paragraph-rsid="0001baa5"/>
    </style:style>
    <style:style style:name="P2" style:family="paragraph" style:parent-style-name="Title">
      <style:text-properties officeooo:rsid="0001baa5" officeooo:paragraph-rsid="0001baa5"/>
    </style:style>
    <style:style style:name="P3" style:family="paragraph" style:parent-style-name="Text_20_body">
      <style:text-properties officeooo:rsid="00031dc7" officeooo:paragraph-rsid="00031dc7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rsid="00031dc7" officeooo:paragraph-rsid="00031dc7"/>
    </style:style>
    <style:style style:name="P5" style:family="paragraph" style:parent-style-name="Text_20_body">
      <style:paragraph-properties fo:margin-left="0.9846in" fo:margin-right="0in" fo:text-indent="0in" style:auto-text-indent="false"/>
      <style:text-properties officeooo:rsid="00031dc7" officeooo:paragraph-rsid="00031dc7"/>
    </style:style>
    <style:style style:name="P6" style:family="paragraph" style:parent-style-name="Text_20_body">
      <style:paragraph-properties fo:margin-left="0.9846in" fo:margin-right="0in" fo:text-indent="0in" style:auto-text-indent="false"/>
      <style:text-properties officeooo:rsid="00031dc7" officeooo:paragraph-rsid="0004a57b"/>
    </style:style>
    <style:style style:name="P7" style:family="paragraph" style:parent-style-name="Text_20_body" style:master-page-name="">
      <style:paragraph-properties fo:margin-left="0.9846in" fo:margin-right="0in" fo:text-indent="0in" style:auto-text-indent="false" style:page-number="auto" fo:break-before="auto" fo:break-after="auto"/>
      <style:text-properties officeooo:rsid="00031dc7" officeooo:paragraph-rsid="0004a57b"/>
    </style:style>
    <style:style style:name="P8" style:family="paragraph" style:parent-style-name="Text_20_body">
      <style:paragraph-properties fo:text-align="center" style:justify-single-word="false"/>
      <style:text-properties officeooo:paragraph-rsid="0001baa5"/>
    </style:style>
    <style:style style:name="P9" style:family="paragraph" style:parent-style-name="Text_20_body">
      <style:text-properties officeooo:paragraph-rsid="0001baa5"/>
    </style:style>
    <style:style style:name="P10" style:family="paragraph" style:parent-style-name="Text_20_body">
      <style:text-properties officeooo:paragraph-rsid="00031dc7"/>
    </style:style>
    <style:style style:name="P11" style:family="paragraph" style:parent-style-name="Text_20_body">
      <style:text-properties officeooo:rsid="0003db4a" officeooo:paragraph-rsid="0003db4a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03db4a" officeooo:paragraph-rsid="0004a57b"/>
    </style:style>
    <style:style style:name="P13" style:family="paragraph" style:parent-style-name="Text_20_body">
      <style:paragraph-properties fo:margin-left="0.9846in" fo:margin-right="0in" fo:text-indent="0in" style:auto-text-indent="false" fo:break-before="page"/>
      <style:text-properties officeooo:rsid="0003db4a" officeooo:paragraph-rsid="0004a57b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04a57b" officeooo:paragraph-rsid="0004a57b"/>
    </style:style>
    <style:style style:name="P15" style:family="paragraph" style:parent-style-name="Text_20_body">
      <style:paragraph-properties fo:margin-left="0.9846in" fo:margin-right="0in" fo:text-indent="0in" style:auto-text-indent="false" fo:break-before="page"/>
      <style:text-properties officeooo:rsid="0004a57b" officeooo:paragraph-rsid="0004a57b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04a57b" officeooo:paragraph-rsid="0004a57b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officeooo:rsid="0004a57b" officeooo:paragraph-rsid="0004a57b"/>
    </style:style>
    <style:style style:name="P18" style:family="paragraph" style:parent-style-name="Text_20_body">
      <style:paragraph-properties fo:margin-left="0in" fo:margin-right="0in" fo:text-indent="0in" style:auto-text-indent="false" fo:break-before="page"/>
      <style:text-properties officeooo:rsid="0004a57b" officeooo:paragraph-rsid="0004a57b"/>
    </style:style>
    <style:style style:name="P19" style:family="paragraph" style:parent-style-name="Heading_20_1">
      <style:paragraph-properties fo:text-align="center" style:justify-single-word="false"/>
      <style:text-properties officeooo:rsid="0001baa5" officeooo:paragraph-rsid="0001baa5"/>
    </style:style>
    <style:style style:name="P20" style:family="paragraph" style:parent-style-name="Heading_20_1">
      <style:paragraph-properties fo:break-before="page"/>
      <style:text-properties officeooo:rsid="0001baa5" officeooo:paragraph-rsid="0001baa5"/>
    </style:style>
    <style:style style:name="P21" style:family="paragraph" style:parent-style-name="Heading_20_1">
      <style:paragraph-properties fo:break-before="page"/>
      <style:text-properties officeooo:rsid="00031dc7" officeooo:paragraph-rsid="00031dc7"/>
    </style:style>
    <style:style style:name="P22" style:family="paragraph" style:parent-style-name="Heading_20_2">
      <style:text-properties officeooo:rsid="00031dc7" officeooo:paragraph-rsid="00031dc7"/>
    </style:style>
    <style:style style:name="P23" style:family="paragraph">
      <loext:graphic-properties draw:fill="none" draw:fill-color="#ffffff"/>
      <style:paragraph-properties style:writing-mode="lr-tb"/>
      <style:text-properties fo:font-size="12pt"/>
    </style:style>
    <style:style style:name="P24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a57b" style:font-weight-asian="bold" style:font-weight-complex="bold"/>
    </style:style>
    <style:style style:name="T3" style:family="text">
      <style:text-properties fo:font-weight="bold" officeooo:rsid="00058fb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31dc7" style:font-weight-asian="normal" style:font-weight-complex="normal"/>
    </style:style>
    <style:style style:name="T6" style:family="text">
      <style:text-properties fo:font-weight="normal" officeooo:rsid="0003db4a" style:font-weight-asian="normal" style:font-weight-complex="normal"/>
    </style:style>
    <style:style style:name="T7" style:family="text">
      <style:text-properties officeooo:rsid="0003db4a"/>
    </style:style>
    <style:style style:name="T8" style:family="text">
      <style:text-properties officeooo:rsid="0004a57b"/>
    </style:style>
    <style:style style:name="T9" style:family="text">
      <style:text-properties fo:font-size="12pt"/>
    </style:style>
    <style:style style:name="gr1" style:family="graphic">
      <style:graphic-properties draw:stroke="none" draw:fill="none" draw:fill-color="#ffffff" fo:min-height="5.4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0.7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none" draw:fill-color="#ffffff" fo:min-height="2.6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fill-color="#ffffff" fo:min-height="9.9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none" draw:fill-color="#ffffff" fo:min-height="4.0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none" draw:fill-color="#ffffff" fo:min-height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draw:fill="none" draw:fill-color="#ffffff" fo:min-height="1.7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none" draw:fill-color="#ffffff" fo:min-height="1.91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netre</text:p>
      <text:h text:style-name="P19" text:outline-level="1"><text:bookmark-start text:name="__RefHeading___Toc105_817111845"/>API<text:bookmark-end text:name="__RefHeading___Toc105_817111845"/></text:h>
      <text:h text:style-name="P19" text:outline-level="1"><text:bookmark-start text:name="__RefHeading___Toc107_817111845"/>Version 0.1.0<text:bookmark-end text:name="__RefHeading___Toc107_817111845"/></text:h>
      <text:h text:style-name="P21" text:outline-level="1">Description</text:h>
      <text:p text:style-name="P10"/>
      <text:p text:style-name="P3"><text:span text:style-name="T1">fenetre</text:span> is a Rust GUI library that is built on top of <text:span text:style-name="T1">winit</text:span> and uses <text:span text:style-name="T1">softbuffer</text:span>, <text:span text:style-name="T1">tiny-skia</text:span>, <text:span text:style-name="T3">fontdue</text:span>, <text:span text:style-name="T1">pathfinder_geometry</text:span>, <text:span text:style-name="T1">image</text:span>, <text:span text:style-name="T1">chrono</text:span>, and <text:span text:style-name="T1">uuid</text:span>. </text:p>
      <text:h text:style-name="P22" text:outline-level="2"><text:span text:style-name="T7">Events and </text:span>Threading</text:h>
      <text:p text:style-name="P3"><text:span text:style-name="T1">fenetre</text:span> uses events to send information between components, and it can be used in a multi-threaded application. However, all of the drawing functions must take place within the main thread. The events can be sent from any thread.</text:p>
      <text:h text:style-name="P22" text:outline-level="2">Windows and Layouts</text:h>
      <text:p text:style-name="P3">All of the visible GUI components, such as buttons, edit windows, lists, etc., are called windows. fenetre uses layouts to arrange the windows.</text:p>
      <text:h text:style-name="P22" text:outline-level="2">The Main Window and Pop-ups</text:h>
      <text:p text:style-name="P3">Each application has a main window. This window contains all of the other windows that make up the application with the exception of pop-up windows, which will appear outside of or overlay the main window.</text:p>
      <text:p text:style-name="P11">After an application creates its main window, it will create a layout and set this layout as the contents of the main window. This layout will contain all of the other windows and layouts that make up the application.</text:p>
      <text:p text:style-name="P8"/>
      <text:h text:style-name="P20" text:outline-level="1">Creating an Application</text:h>
      <text:p text:style-name="P9"/>
      <text:p text:style-name="P1">Here are the steps to follow to create a GUI application using <text:span text:style-name="T4">fenetre. </text:span><text:span text:style-name="T5">F</text:span><text:span text:style-name="T4">or this example, we will be creating an application name </text:span><text:span text:style-name="T1">simple</text:span><text:span text:style-name="T4">. </text:span><text:span text:style-name="T5">This application will consist of two buttons inside of a main window. When a button is clicked, an appropriate message will appear in </text:span><text:span text:style-name="T6">a pop-up window</text:span><text:span text:style-name="T5">.</text:span></text:p>
      <text:p text:style-name="P1">1) create a new Rust project:</text:p>
      <text:p text:style-name="P1"><text:tab/><text:span text:style-name="T1">cargo new simple</text:span></text:p>
      <text:p text:style-name="P1">2) update the <text:span text:style-name="T1">Cargo.toml</text:span> file to include the required dependencies. The file for our sample application is below (note: be sure to use the latest version of the dependencies). <text:span text:style-name="T8">This file contains the required dependencies that every </text:span><text:span text:style-name="T2">fenetre</text:span><text:span text:style-name="T8"> application must include</text:span>:</text:p>
      <text:p text:style-name="P1">[package]</text:p>
      <text:p text:style-name="P1">name = "sample"</text:p>
      <text:p text:style-name="P1">version = "0.1.0"</text:p>
      <text:p text:style-name="P1">edition = "2021"</text:p>
      <text:p text:style-name="P1"/>
      <text:p text:style-name="P1">[dependencies]</text:p>
      <text:p text:style-name="P1">fenetre = “0.1.0”</text:p>
      <text:p text:style-name="P1">winit = "0.30.8"</text:p>
      <text:p text:style-name="P1">tiny-skia = "0.11.4"</text:p>
      <text:p text:style-name="P1"/>
      <text:p text:style-name="P1">[dependencies.uuid]</text:p>
      <text:p text:style-name="P1">version = "1.16.0"</text:p>
      <text:p text:style-name="P1">features = [</text:p>
      <text:p text:style-name="P1"><text:s text:c="4"/>"v4", <text:s text:c="15"/># Lets you generate random UUIDs</text:p>
      <text:p text:style-name="P1"><text:s text:c="4"/>"fast-rng", <text:s text:c="9"/># Use a faster (but still sufficiently random) RNG</text:p>
      <text:p text:style-name="P1"><text:s text:c="4"/>"macro-diagnostics", # Enable better diagnostics for compile-time UUIDs</text:p>
      <text:p text:style-name="P1">]</text:p>
      <text:p text:style-name="P3">3) In <text:span text:style-name="T1">main.rs</text:span>:</text:p>
      <text:p text:style-name="P4">1) Import the appropriate <text:span text:style-name="T1">fenetre</text:span> crates. <text:span text:style-name="T8">The list will vary depending upon which windows the application uses</text:span>:</text:p>
      <text:p text:style-name="P4"><draw:frame text:anchor-type="paragraph" draw:z-index="9" draw:name="Text Frame 11" draw:style-name="gr1" draw:text-style-name="P23" svg:width="7.1598in" svg:height="5.4898in" svg:x="0.339in" svg:y="0.1563in"><draw:text-box><text:p><text:span text:style-name="T9">use fenetre::{</text:span></text:p><text:p><text:span text:style-name="T9"><text:s text:c="2"/></text:span><text:span text:style-name="T9">button::Button,</text:span></text:p><text:p><text:span text:style-name="T9"><text:s text:c="2"/></text:span><text:span text:style-name="T9">child_window::{</text:span></text:p><text:p><text:span text:style-name="T9"><text:s text:c="4"/></text:span><text:span text:style-name="T9">ChildType,</text:span></text:p><text:p><text:span text:style-name="T9"><text:s text:c="4"/></text:span><text:span text:style-name="T9">Layout,</text:span></text:p><text:p><text:span text:style-name="T9"><text:s text:c="4"/></text:span><text:span text:style-name="T9">LayoutArgs,</text:span></text:p><text:p><text:span text:style-name="T9"><text:s text:c="4"/></text:span><text:span text:style-name="T9">Orientation,</text:span></text:p><text:p><text:span text:style-name="T9"><text:s text:c="4"/></text:span><text:span text:style-name="T9">UserEvent,</text:span></text:p><text:p><text:span text:style-name="T9"><text:s text:c="2"/></text:span><text:span text:style-name="T9">},</text:span></text:p><text:p><text:span text:style-name="T9"><text:s text:c="2"/></text:span><text:span text:style-name="T9">label::Label,</text:span></text:p><text:p><text:span text:style-name="T9"><text:s text:c="2"/></text:span><text:span text:style-name="T9">MainApp,</text:span></text:p><text:p><text:span text:style-name="T9"><text:s text:c="2"/></text:span><text:span text:style-name="T9">MainAppSize,</text:span></text:p><text:p><text:span text:style-name="T9"><text:s text:c="2"/></text:span><text:span text:style-name="T9">row_layout::RowLayout,</text:span></text:p><text:p><text:span text:style-name="T9">};</text:span></text:p><text:p><text:span text:style-name="T9"/></text:p><text:p><text:span text:style-name="T9">use winit::{</text:span></text:p><text:p><text:span text:style-name="T9"><text:s text:c="2"/></text:span><text:span text:style-name="T9">event_loop::EventLoop,</text:span></text:p><text:p><text:span text:style-name="T9">};</text:span></text:p><text:p><text:span text:style-name="T9"/></text:p><text:p><text:span text:style-name="T9">use tiny_skia::Color;</text:span></text:p><text:p><text:span text:style-name="T9"/></text:p><text:p><text:span text:style-name="T9">use uuid::Uuid;</text:span></text:p><text:p><text:span text:style-name="T9"/></text:p><text:p><text:span text:style-name="T9">use std::{</text:span></text:p><text:p><text:span text:style-name="T9"><text:s text:c="4"/></text:span><text:span text:style-name="T9">cell::RefCell,</text:span></text:p><text:p><text:span text:style-name="T9"><text:s text:c="4"/></text:span><text:span text:style-name="T9">process,</text:span></text:p><text:p><text:span text:style-name="T9"><text:s text:c="4"/></text:span><text:span text:style-name="T9">rc::Rc,</text:span></text:p><text:p><text:span text:style-name="T9">};</text:span></text:p></draw:text-box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Create the main() function. Within main():</text:p>
      <text:p text:style-name="P5">1) Create the event loop:</text:p>
      <text:p text:style-name="P5"><draw:frame text:anchor-type="paragraph" draw:z-index="0" draw:name="Text Frame 1" draw:style-name="gr9" draw:text-style-name="P24" svg:width="5.9516in" svg:height="1.9177in" svg:x="1.0681in" svg:y="0.0319in"><draw:text-box><text:p><text:s text:c="2"/>// Create the event loop</text:p><text:p><text:s text:c="2"/>let event_loop = match EventLoop::&lt;UserEvent&gt;::with_user_event().build() {</text:p><text:p><text:s text:c="4"/>Ok(event_loop) =&gt; event_loop,</text:p><text:p><text:s text:c="4"/>Err(err) =&gt; {</text:p><text:p><text:s text:c="6"/>println!("Cannot create an event loop: {err}");</text:p><text:p><text:s text:c="6"/>process::exit(-1);</text:p><text:p><text:s text:c="4"/>},</text:p><text:p><text:s text:c="2"/>};</text:p><text:p><text:s text:c="2"/>let event_loop_proxy = Rc::new(event_loop.create_proxy());</text:p><text:p/></draw:text-box></draw:frame></text:p>
      <text:p text:style-name="P4"/>
      <text:p text:style-name="P4"/>
      <text:p text:style-name="P4"/>
      <text:p text:style-name="P4"/>
      <text:p text:style-name="P4"/>
      <text:p text:style-name="P5">2) Create the main window:</text:p>
      <text:p text:style-name="P5"><draw:frame text:anchor-type="paragraph" draw:z-index="1" draw:name="Text Frame 2" draw:style-name="gr8" draw:text-style-name="P24" svg:width="5.3996in" svg:height="1.726in" svg:x="1.172in" svg:y="-0.0291in"><draw:text-box><text:p/><text:p><text:s text:c="2"/>// Create the main window</text:p><text:p><text:s text:c="2"/>let mut main = MainApp::new(</text:p><text:p><text:s text:c="8"/>"Image Viewer Application",</text:p><text:p><text:s text:c="8"/>MainAppSize::Relative(0.25, 0.25, 0.5, 0.5),</text:p><text:p><text:s text:c="8"/>event_loop_proxy.clone()</text:p><text:p><text:s text:c="2"/>);</text:p><text:p><text:s text:c="2"/>let main_win_uuid = main.get_uuid();</text:p><text:p/></draw:text-box></draw:frame></text:p>
      <text:p text:style-name="P5"/>
      <text:p text:style-name="P5"/>
      <text:p text:style-name="P5"><text:soft-page-break/></text:p>
      <text:p text:style-name="P5"/>
      <text:p text:style-name="P5">3) Enable the status bar, if one is desired:</text:p>
      <text:p text:style-name="P5"><draw:frame text:anchor-type="paragraph" draw:z-index="2" draw:name="Text Frame 3" draw:style-name="gr7" draw:text-style-name="P24" svg:width="3.9413in" svg:height="0.9594in" svg:x="1.2244in" svg:y="-0.052in"><draw:text-box><text:p/><text:p><text:s text:c="2"/>// Enable the status bar</text:p><text:p><text:s text:c="2"/>main.enable_statusbar(event_loop_proxy.clone());</text:p><text:p><text:s text:c="2"/>main.set_status_message("Ready".to_string());</text:p><text:p/></draw:text-box></draw:frame></text:p>
      <text:p text:style-name="P5"/>
      <text:p text:style-name="P5"/>
      <text:p text:style-name="P5">4) Create the main menu, if one is desired:</text:p>
      <text:p text:style-name="P5"><draw:frame text:anchor-type="paragraph" draw:z-index="3" draw:name="Text Frame 4" draw:style-name="gr6" draw:text-style-name="P23" svg:width="6.3579in" svg:height="4.026in" svg:x="1.0055in" svg:y="-0.0638in"><draw:text-box><text:p><text:span text:style-name="T9"><text:s text:c="2"/></text:span><text:span text:style-name="T9">// Set up the menu</text:span></text:p><text:p><text:span text:style-name="T9"><text:s text:c="2"/></text:span><text:span text:style-name="T9">main.enable_menubar(event_loop_proxy.clone());</text:span></text:p><text:p><text:span text:style-name="T9"><text:s text:c="2"/></text:span><text:span text:style-name="T9">let event_loop_proxy_clone = event_loop_proxy.clone();</text:span></text:p><text:p><text:span text:style-name="T9"><text:s text:c="2"/></text:span><text:span text:style-name="T9">let about_uuid = Uuid::new_v4();</text:span></text:p><text:p><text:span text:style-name="T9"><text:s text:c="2"/></text:span><text:span text:style-name="T9">main.add_menu_item(</text:span></text:p><text:p><text:span text:style-name="T9"><text:s text:c="8"/></text:span><text:span text:style-name="T9">"About".to_string(),</text:span></text:p><text:p><text:span text:style-name="T9"><text:s text:c="8"/></text:span><text:span text:style-name="T9">move || {</text:span></text:p><text:p><text:span text:style-name="T9"><text:s text:c="10"/></text:span><text:span text:style-name="T9">match event_loop_proxy_clone.send_event(UserEvent::CreateWindow(</text:span></text:p><text:p><text:span text:style-name="T9"><text:s text:c="16"/></text:span><text:span text:style-name="T9">main_win_uuid,</text:span></text:p><text:p><text:span text:style-name="T9"><text:s text:c="16"/></text:span><text:span text:style-name="T9">about_uuid,</text:span></text:p><text:p><text:span text:style-name="T9"><text:s text:c="16"/></text:span><text:span text:style-name="T9">100.0,</text:span></text:p><text:p><text:span text:style-name="T9"><text:s text:c="16"/></text:span><text:span text:style-name="T9">100.0,</text:span></text:p><text:p><text:span text:style-name="T9"><text:s text:c="16"/></text:span><text:span text:style-name="T9">200.0,</text:span></text:p><text:p><text:span text:style-name="T9"><text:s text:c="16"/></text:span><text:span text:style-name="T9">50.0</text:span></text:p><text:p><text:span text:style-name="T9"><text:s text:c="10"/></text:span><text:span text:style-name="T9">)) {</text:span></text:p><text:p><text:span text:style-name="T9"><text:s text:c="12"/></text:span><text:span text:style-name="T9">Ok(_) =&gt; {},</text:span></text:p><text:p><text:span text:style-name="T9"><text:s text:c="12"/></text:span><text:span text:style-name="T9">Err(err) =&gt; println!("Cannot send UserEvent event: {err}"),</text:span></text:p><text:p><text:span text:style-name="T9"><text:s text:c="10"/></text:span><text:span text:style-name="T9">}</text:span></text:p><text:p><text:span text:style-name="T9"><text:s text:c="8"/></text:span><text:span text:style-name="T9">}</text:span></text:p><text:p><text:span text:style-name="T9"><text:s text:c="2"/></text:span><text:span text:style-name="T9">);</text:span></text:p><text:p><text:span text:style-name="T9"/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5) Create the layout that will contain the contents of the main window:</text:p>
      <text:p text:style-name="P6"><draw:frame text:anchor-type="paragraph" draw:z-index="4" draw:name="Text Frame 5" draw:style-name="gr2" draw:text-style-name="P24" svg:width="5.1185in" svg:height="0.576in" svg:x="1.172in" svg:y="0.0819in"><draw:text-box><text:p><text:s text:c="2"/>// Create the layout that will be the main window's contents'</text:p><text:p><text:s text:c="2"/>let mut main_layout = RowLayout::new(Orientation::Horizontal, 5.0);</text:p><text:p/></draw:text-box></draw:frame></text:p>
      <text:p text:style-name="P6"/>
      <text:p text:style-name="P12"/>
      <text:p text:style-name="P12">6) Create the windows and layouts that make up the application:</text:p>
      <text:p text:style-name="P13"><draw:frame text:anchor-type="paragraph" draw:z-index="5" draw:name="Text Frame 6" draw:style-name="gr5" draw:text-style-name="P24" svg:width="6.7748in" svg:height="9.9677in" svg:x="0.7189in" svg:y="-0.7244in"><draw:text-box><text:p><text:s text:c="2"/>// Create the application's buttons</text:p><text:p><text:s text:c="2"/>let btn_uuid_1 = Uuid::new_v4();</text:p><text:p><text:s text:c="2"/>let event_loop_proxy_clone_1 = event_loop_proxy.clone();</text:p><text:p><text:s text:c="2"/>let btn1 = Button::new(</text:p><text:p><text:s text:c="8"/>event_loop_proxy.clone(),</text:p><text:p><text:s text:c="8"/>main_win_uuid,</text:p><text:p><text:s text:c="8"/>Some("Button 1".to_string()),</text:p><text:p><text:s text:c="8"/>None,</text:p><text:p><text:s text:c="8"/>None,</text:p><text:p><text:s text:c="8"/>Color::WHITE,</text:p><text:p><text:s text:c="8"/>move || {</text:p><text:p/><text:p><text:s text:c="12"/>// Fire an event to create a PopUp window</text:p><text:p><text:s text:c="12"/>match event_loop_proxy_clone_1.send_event(UserEvent::CreateWindow(</text:p><text:p><text:s text:c="16"/>main_win_uuid,</text:p><text:p><text:s text:c="16"/>btn_uuid_1,</text:p><text:p><text:s text:c="16"/>100.0,</text:p><text:p><text:s text:c="16"/>100.0,</text:p><text:p><text:s text:c="16"/>200.0,</text:p><text:p><text:s text:c="16"/>50.0</text:p><text:p><text:s text:c="12"/>)) {</text:p><text:p><text:s text:c="16"/>Ok(_) =&gt; {},</text:p><text:p><text:s text:c="16"/>Err(err) =&gt; println!("Cannot send UserEvent event: {err}"),</text:p><text:p><text:s text:c="12"/>}</text:p><text:p><text:s text:c="8"/>}</text:p><text:p><text:s text:c="2"/>);</text:p><text:p><text:s text:c="2"/>let btn_uuid_2 = Uuid::new_v4();</text:p><text:p><text:s text:c="2"/>let event_loop_proxy_clone_2 = event_loop_proxy.clone();</text:p><text:p><text:s text:c="2"/>let btn2 = Button::new(</text:p><text:p><text:s text:c="8"/>event_loop_proxy.clone(),</text:p><text:p><text:s text:c="8"/>main_win_uuid,</text:p><text:p><text:s text:c="8"/>Some("Button 2".to_string()),</text:p><text:p><text:s text:c="8"/>None,</text:p><text:p><text:s text:c="8"/>None,</text:p><text:p><text:s text:c="8"/>Color::WHITE,</text:p><text:p><text:s text:c="8"/>move || {</text:p><text:p/><text:p><text:s text:c="12"/>// Fire an event to create a PopUp window</text:p><text:p><text:s text:c="12"/>match event_loop_proxy_clone_2.send_event(UserEvent::CreateWindow(</text:p><text:p><text:s text:c="16"/>main_win_uuid,</text:p><text:p><text:s text:c="16"/>btn_uuid_2,</text:p><text:p><text:s text:c="16"/>100.0,</text:p><text:p><text:s text:c="16"/>100.0,</text:p><text:p><text:s text:c="16"/>200.0,</text:p><text:p><text:s text:c="16"/>50.0</text:p><text:p><text:s text:c="12"/>)) {</text:p><text:p><text:s text:c="16"/>Ok(_) =&gt; {},</text:p><text:p><text:s text:c="16"/>Err(err) =&gt; println!("Cannot send UserEvent event: {err}"),</text:p><text:p><text:s text:c="12"/>}</text:p><text:p><text:s text:c="8"/>}</text:p><text:p><text:s text:c="2"/>);</text:p><text:p/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/>
      <text:p text:style-name="P14"><text:soft-page-break/>7) Add the windows and layouts to the main window’s layout:</text:p>
      <text:p text:style-name="P17"><draw:frame text:anchor-type="paragraph" draw:z-index="6" draw:name="Text Frame 7" draw:style-name="gr4" draw:text-style-name="P23" svg:width="6.7331in" svg:height="2.6843in" svg:x="0.6409in" svg:y="0.0736in"><draw:text-box><text:p><text:span text:style-name="T9"><text:s text:c="2"/></text:span><text:span text:style-name="T9">// Add the buttons to the main layout</text:span></text:p><text:p><text:span text:style-name="T9"><text:s text:c="2"/></text:span><text:span text:style-name="T9">match main_layout.add_child(Rc::new(RefCell::new(btn1)), LayoutArgs::None) {</text:span></text:p><text:p><text:span text:style-name="T9"><text:s text:c="4"/></text:span><text:span text:style-name="T9">Ok(_) =&gt; {},</text:span></text:p><text:p><text:span text:style-name="T9"><text:s text:c="4"/></text:span><text:span text:style-name="T9">Err(err) =&gt; {</text:span></text:p><text:p><text:span text:style-name="T9"><text:s text:c="6"/></text:span><text:span text:style-name="T9">println!("Failed to add Button 1 to the layout: {err}");</text:span></text:p><text:p><text:span text:style-name="T9"><text:s text:c="4"/></text:span><text:span text:style-name="T9">},</text:span></text:p><text:p><text:span text:style-name="T9"><text:s text:c="2"/></text:span><text:span text:style-name="T9">}</text:span></text:p><text:p><text:span text:style-name="T9"><text:s text:c="2"/></text:span><text:span text:style-name="T9">match main_layout.add_child(Rc::new(RefCell::new(btn2)), LayoutArgs::None) {</text:span></text:p><text:p><text:span text:style-name="T9"><text:s text:c="4"/></text:span><text:span text:style-name="T9">Ok(_) =&gt; {},</text:span></text:p><text:p><text:span text:style-name="T9"><text:s text:c="4"/></text:span><text:span text:style-name="T9">Err(err) =&gt; {</text:span></text:p><text:p><text:span text:style-name="T9"><text:s text:c="6"/></text:span><text:span text:style-name="T9">println!("Failed to add Button 2 to the layout: {err}");</text:span></text:p><text:p><text:span text:style-name="T9"><text:s text:c="4"/></text:span><text:span text:style-name="T9">},</text:span></text:p><text:p><text:span text:style-name="T9"><text:s text:c="2"/></text:span><text:span text:style-name="T9">}</text:span></text:p><text:p><text:span text:style-name="T9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5">8) Define any desired event handlers:</text:p>
      <text:p text:style-name="P17"><text:s text:c="2"/>// Event handlers //</text:p>
      <text:p text:style-name="P17"/>
      <text:p text:style-name="P17"><text:s text:c="2"/>// Set the window created handler</text:p>
      <text:p text:style-name="P17"><text:s text:c="2"/>let event_proxy_rc_clone = event_loop_proxy.clone();</text:p>
      <text:p text:style-name="P17"><text:s text:c="2"/>main.set_window_created_callback(Box::new(move |popup_rc| {</text:p>
      <text:p text:style-name="P17"/>
      <text:p text:style-name="P17"><text:s text:c="4"/>let mut popup = popup_rc.borrow_mut();</text:p>
      <text:p text:style-name="P17"/>
      <text:p text:style-name="P17"><text:s text:c="4"/>// Which window was created?</text:p>
      <text:p text:style-name="P17"><text:s text:c="4"/>let window_uuid = popup.get_uuid();</text:p>
      <text:p text:style-name="P17"><text:s text:c="4"/>let msg;</text:p>
      <text:p text:style-name="P17"><text:s text:c="4"/>if window_uuid == about_uuid {</text:p>
      <text:p text:style-name="P17"><text:s text:c="6"/>popup.set_title("About Image Viewer");</text:p>
      <text:p text:style-name="P17"/>
      <text:p text:style-name="P17"><text:s text:c="6"/>// Create the layout that will contain the PopUp's contents</text:p>
      <text:p text:style-name="P17"><text:s text:c="6"/>let mut v_layout = RowLayout::new(Orientation::Vertical, 5.0);</text:p>
      <text:p text:style-name="P17"/>
      <text:p text:style-name="P17"><text:s text:c="6"/>// Create the message</text:p>
      <text:p text:style-name="P17"><text:s text:c="6"/>let label = Label::new(</text:p>
      <text:p text:style-name="P17"><text:s text:c="12"/>event_proxy_rc_clone.clone(),</text:p>
      <text:p text:style-name="P17"><text:s text:c="12"/>main_win_uuid,</text:p>
      <text:p text:style-name="P17"><text:s text:c="12"/>"Image Viewer Application".to_string(),</text:p>
      <text:p text:style-name="P17"><text:s text:c="12"/>Color::BLACK,</text:p>
      <text:p text:style-name="P17"><text:s text:c="12"/>Color::WHITE</text:p>
      <text:p text:style-name="P17"><text:s text:c="6"/>);</text:p>
      <text:p text:style-name="P17"><text:s text:c="6"/>let label_rc = Rc::new(RefCell::new(label));</text:p>
      <text:p text:style-name="P17"><text:s text:c="6"/>match v_layout.add_child(label_rc, LayoutArgs::None) {</text:p>
      <text:p text:style-name="P17"><text:s text:c="8"/>Ok(_) =&gt; {},</text:p>
      <text:p text:style-name="P17"><text:s text:c="8"/>Err(err) =&gt; println!("Failed to add message to About box: {err}"),</text:p>
      <text:p text:style-name="P17"><text:soft-page-break/><text:s text:c="6"/>}</text:p>
      <text:p text:style-name="P17"/>
      <text:p text:style-name="P17"><text:s text:c="6"/>// Create the version</text:p>
      <text:p text:style-name="P17"><text:s text:c="6"/>let version = Label::new(</text:p>
      <text:p text:style-name="P17"><text:s text:c="12"/>event_proxy_rc_clone.clone(),</text:p>
      <text:p text:style-name="P17"><text:s text:c="12"/>main_win_uuid,</text:p>
      <text:p text:style-name="P17"><text:s text:c="12"/>"Version 1.0".to_string(),</text:p>
      <text:p text:style-name="P17"><text:s text:c="12"/>Color::BLACK,</text:p>
      <text:p text:style-name="P17"><text:s text:c="12"/>Color::WHITE</text:p>
      <text:p text:style-name="P17"><text:s text:c="6"/>);</text:p>
      <text:p text:style-name="P17"><text:s text:c="6"/>let version_rc = Rc::new(RefCell::new(version));</text:p>
      <text:p text:style-name="P17"><text:s text:c="6"/>match v_layout.add_child(version_rc, LayoutArgs::None) {</text:p>
      <text:p text:style-name="P17"><text:s text:c="8"/>Ok(_) =&gt; {},</text:p>
      <text:p text:style-name="P17"><text:s text:c="8"/>Err(err) =&gt; println!("Failed to add version to About box: {err}"),</text:p>
      <text:p text:style-name="P17"><text:s text:c="6"/>}</text:p>
      <text:p text:style-name="P17"/>
      <text:p text:style-name="P17"><text:s text:c="6"/>// Set the contents</text:p>
      <text:p text:style-name="P17"><text:s text:c="6"/>let v_layout_rc = Rc::new(RefCell::new(v_layout));</text:p>
      <text:p text:style-name="P17"><text:s text:c="6"/>popup.set_contents(ChildType::Layout(v_layout_rc.clone()));</text:p>
      <text:p text:style-name="P17"><text:s text:c="4"/>} else if window_uuid == btn_uuid_1 { <text:s text:c="7"/>// Button 1</text:p>
      <text:p text:style-name="P17"><text:s text:c="8"/>popup.set_title("Button Clicked");</text:p>
      <text:p text:style-name="P17"><text:s text:c="8"/>msg = "User clicked Button 1".to_string();</text:p>
      <text:p text:style-name="P17"/>
      <text:p text:style-name="P17"><text:s text:c="8"/>// Create the contents for the pop-up</text:p>
      <text:p text:style-name="P17"><text:s text:c="8"/>let mut layout = RowLayout::new(Orientation::Vertical, 5.0);</text:p>
      <text:p text:style-name="P17"><text:s text:c="8"/>let label = Label::new(</text:p>
      <text:p text:style-name="P17"><text:s text:c="20"/>event_proxy_rc_clone.clone(),</text:p>
      <text:p text:style-name="P17"><text:s text:c="20"/>main_win_uuid,</text:p>
      <text:p text:style-name="P17"><text:s text:c="20"/>msg,</text:p>
      <text:p text:style-name="P17"><text:s text:c="20"/>Color::BLACK,</text:p>
      <text:p text:style-name="P17"><text:soft-page-break/><text:s text:c="20"/>Color::WHITE</text:p>
      <text:p text:style-name="P17"><text:s text:c="8"/>);</text:p>
      <text:p text:style-name="P17"><text:s text:c="8"/>match layout.add_child(Rc::new(RefCell::new(label)), LayoutArgs::None) {</text:p>
      <text:p text:style-name="P17"><text:s text:c="12"/>Ok(_) =&gt; {},</text:p>
      <text:p text:style-name="P17"><text:s text:c="12"/>Err(err) =&gt; println!("Failed to add label to pop-up: {err}"),</text:p>
      <text:p text:style-name="P17"><text:s text:c="8"/>}</text:p>
      <text:p text:style-name="P17"/>
      <text:p text:style-name="P17"><text:s text:c="8"/>// Set the popup's contents</text:p>
      <text:p text:style-name="P17"><text:s text:c="8"/>let layout_rc = Rc::new(RefCell::new(layout));</text:p>
      <text:p text:style-name="P17"><text:s text:c="8"/>popup.set_contents(ChildType::Layout(layout_rc.clone()));</text:p>
      <text:p text:style-name="P17"><text:s text:c="4"/>} else {</text:p>
      <text:p text:style-name="P17"><text:s text:c="8"/>popup.set_title("Button Clicked");</text:p>
      <text:p text:style-name="P17"><text:s text:c="8"/>msg = "User clicked Button 2".to_string();</text:p>
      <text:p text:style-name="P17"/>
      <text:p text:style-name="P17"><text:s text:c="8"/>// Create the contents for the pop-up</text:p>
      <text:p text:style-name="P17"><text:s text:c="8"/>let mut layout = RowLayout::new(Orientation::Vertical, 5.0);</text:p>
      <text:p text:style-name="P17"><text:s text:c="8"/>let label = Label::new(</text:p>
      <text:p text:style-name="P17"><text:s text:c="20"/>event_proxy_rc_clone.clone(),</text:p>
      <text:p text:style-name="P17"><text:s text:c="20"/>main_win_uuid,</text:p>
      <text:p text:style-name="P17"><text:s text:c="20"/>msg,</text:p>
      <text:p text:style-name="P17"><text:s text:c="20"/>Color::BLACK,</text:p>
      <text:p text:style-name="P17"><text:s text:c="20"/>Color::WHITE</text:p>
      <text:p text:style-name="P17"><text:s text:c="8"/>);</text:p>
      <text:p text:style-name="P17"><text:s text:c="8"/>match layout.add_child(Rc::new(RefCell::new(label)), LayoutArgs::None) {</text:p>
      <text:p text:style-name="P17"><text:s text:c="12"/>Ok(_) =&gt; {},</text:p>
      <text:p text:style-name="P17"><text:s text:c="12"/>Err(err) =&gt; println!("Failed to add label to pop-up: {err}"),</text:p>
      <text:p text:style-name="P17"><text:s text:c="8"/>}</text:p>
      <text:p text:style-name="P17"/>
      <text:p text:style-name="P17"><text:s text:c="8"/>// Set the popup's contents</text:p>
      <text:p text:style-name="P17"><text:s text:c="8"/>let layout_rc = Rc::new(RefCell::new(layout));</text:p>
      <text:p text:style-name="P17"><text:soft-page-break/><text:s text:c="8"/>popup.set_contents(ChildType::Layout(layout_rc.clone()));</text:p>
      <text:p text:style-name="P17"><text:s text:c="4"/>}</text:p>
      <text:p text:style-name="P17"><text:s text:c="2"/>}));</text:p>
      <text:p text:style-name="P17"/>
      <text:p text:style-name="P16">9) Set the main window’s contents:</text:p>
      <text:p text:style-name="P16"><draw:frame text:anchor-type="paragraph" draw:z-index="7" draw:name="Text Frame 9" draw:style-name="gr3" draw:text-style-name="P23" svg:width="7.337in" svg:height="0.787in" svg:x="0.1516in" svg:y="0.0016in"><draw:text-box><text:p><text:span text:style-name="T9"><text:s text:c="2"/></text:span><text:span text:style-name="T9">// Set up the main window.</text:span></text:p><text:p><text:span text:style-name="T9"><text:s text:c="2"/></text:span><text:span text:style-name="T9">// Note: do not call redraw() on MainApp, it will be drawn when the event loop starts.</text:span></text:p><text:p><text:span text:style-name="T9"><text:s text:c="2"/></text:span><text:span text:style-name="T9">main.set_contents(ChildType::Layout(Rc::new(RefCell::new(main_layout))));</text:span></text:p><text:p><text:span text:style-name="T9"/></text:p></draw:text-box></draw:frame></text:p>
      <text:p text:style-name="P17"/>
      <text:p text:style-name="P17"/>
      <text:p text:style-name="P16">10) Start the application’s event loop:</text:p>
      <text:p text:style-name="P16"><draw:frame text:anchor-type="paragraph" draw:z-index="8" draw:name="Text Frame 10" draw:style-name="gr2" draw:text-style-name="P24" svg:width="6.7433in" svg:height="0.576in" svg:x="0.3075in" svg:y="0.0307in"><draw:text-box><text:p><text:s text:c="2"/>// Run the event loop</text:p><text:p><text:s text:c="2"/>main.run_event_loop(event_loop);</text:p><text:p/></draw:text-box></draw:frame></text:p>
      <text:p text:style-name="P17"/>
      <text:p text:style-name="P17"/>
      <text:p text:style-name="P17"/>
      <text:p text:style-name="P18">The full sample application’s source code:</text:p>
      <text:p text:style-name="P17"/>
      <text:p text:style-name="P17">use fenetre::{</text:p>
      <text:p text:style-name="P17"><text:s text:c="2"/>button::Button,</text:p>
      <text:p text:style-name="P17"><text:s text:c="2"/>child_window::{</text:p>
      <text:p text:style-name="P17"><text:s text:c="4"/>ChildType,</text:p>
      <text:p text:style-name="P17"><text:s text:c="4"/>Layout,</text:p>
      <text:p text:style-name="P17"><text:s text:c="4"/>LayoutArgs,</text:p>
      <text:p text:style-name="P17"><text:s text:c="4"/>Orientation,</text:p>
      <text:p text:style-name="P17"><text:s text:c="4"/>UserEvent,</text:p>
      <text:p text:style-name="P17"><text:s text:c="2"/>},</text:p>
      <text:p text:style-name="P17"><text:s text:c="2"/>label::Label,</text:p>
      <text:p text:style-name="P17"><text:s text:c="2"/>MainApp,</text:p>
      <text:p text:style-name="P17"><text:s text:c="2"/>MainAppSize,</text:p>
      <text:p text:style-name="P17"><text:s text:c="2"/>row_layout::RowLayout,</text:p>
      <text:p text:style-name="P17">};</text:p>
      <text:p text:style-name="P17"/>
      <text:p text:style-name="P17">use winit::{</text:p>
      <text:p text:style-name="P17"><text:s text:c="2"/>event_loop::EventLoop,</text:p>
      <text:p text:style-name="P17">};</text:p>
      <text:p text:style-name="P17"/>
      <text:p text:style-name="P17">use tiny_skia::Color;</text:p>
      <text:p text:style-name="P17"/>
      <text:p text:style-name="P17">use uuid::Uuid;</text:p>
      <text:p text:style-name="P17"/>
      <text:p text:style-name="P17">use std::{</text:p>
      <text:p text:style-name="P17"><text:s text:c="4"/>cell::RefCell,</text:p>
      <text:p text:style-name="P17"><text:s text:c="4"/>process,</text:p>
      <text:p text:style-name="P17"><text:s text:c="4"/>rc::Rc,</text:p>
      <text:p text:style-name="P17">};</text:p>
      <text:p text:style-name="P17"><text:soft-page-break/></text:p>
      <text:p text:style-name="P17">fn main() {</text:p>
      <text:p text:style-name="P17"/>
      <text:p text:style-name="P17"><text:s text:c="2"/>// Create the event loop</text:p>
      <text:p text:style-name="P17"><text:s text:c="2"/>let event_loop = match EventLoop::&lt;UserEvent&gt;::with_user_event().build() {</text:p>
      <text:p text:style-name="P17"><text:s text:c="4"/>Ok(event_loop) =&gt; event_loop,</text:p>
      <text:p text:style-name="P17"><text:s text:c="4"/>Err(err) =&gt; {</text:p>
      <text:p text:style-name="P17"><text:s text:c="6"/>println!("Cannot create an event loop: {err}");</text:p>
      <text:p text:style-name="P17"><text:s text:c="6"/>process::exit(-1);</text:p>
      <text:p text:style-name="P17"><text:s text:c="4"/>},</text:p>
      <text:p text:style-name="P17"><text:s text:c="2"/>};</text:p>
      <text:p text:style-name="P17"><text:s text:c="2"/>let event_loop_proxy = Rc::new(event_loop.create_proxy());</text:p>
      <text:p text:style-name="P17"/>
      <text:p text:style-name="P17"><text:s text:c="2"/>// Create the main window</text:p>
      <text:p text:style-name="P17"><text:s text:c="2"/>let mut main = MainApp::new(</text:p>
      <text:p text:style-name="P17"><text:s text:c="8"/>"Image Viewer Application",</text:p>
      <text:p text:style-name="P17"><text:s text:c="8"/>MainAppSize::Relative(0.25, 0.25, 0.5, 0.5),</text:p>
      <text:p text:style-name="P17"><text:s text:c="8"/>event_loop_proxy.clone()</text:p>
      <text:p text:style-name="P17"><text:s text:c="2"/>);</text:p>
      <text:p text:style-name="P17"><text:s text:c="2"/>let main_win_uuid = main.get_uuid();</text:p>
      <text:p text:style-name="P17"/>
      <text:p text:style-name="P17"><text:s text:c="2"/>// Enable the status bar</text:p>
      <text:p text:style-name="P17"><text:s text:c="2"/>main.enable_statusbar(event_loop_proxy.clone());</text:p>
      <text:p text:style-name="P17"><text:s text:c="2"/>main.set_status_message("Ready".to_string());</text:p>
      <text:p text:style-name="P17"/>
      <text:p text:style-name="P17"><text:s text:c="2"/>// Set up the menu</text:p>
      <text:p text:style-name="P17"><text:s text:c="2"/>main.enable_menubar(event_loop_proxy.clone());</text:p>
      <text:p text:style-name="P17"><text:s text:c="2"/>let event_loop_proxy_clone = event_loop_proxy.clone();</text:p>
      <text:p text:style-name="P17"><text:s text:c="2"/>let about_uuid = Uuid::new_v4();</text:p>
      <text:p text:style-name="P17"><text:s text:c="2"/>main.add_menu_item(</text:p>
      <text:p text:style-name="P17"><text:soft-page-break/><text:s text:c="8"/>"About".to_string(),</text:p>
      <text:p text:style-name="P17"><text:s text:c="8"/>move || {</text:p>
      <text:p text:style-name="P17"><text:s text:c="10"/>match event_loop_proxy_clone.send_event(UserEvent::CreateWindow(</text:p>
      <text:p text:style-name="P17"><text:s text:c="16"/>main_win_uuid,</text:p>
      <text:p text:style-name="P17"><text:s text:c="16"/>about_uuid,</text:p>
      <text:p text:style-name="P17"><text:s text:c="16"/>100.0,</text:p>
      <text:p text:style-name="P17"><text:s text:c="16"/>100.0,</text:p>
      <text:p text:style-name="P17"><text:s text:c="16"/>200.0,</text:p>
      <text:p text:style-name="P17"><text:s text:c="16"/>50.0</text:p>
      <text:p text:style-name="P17"><text:s text:c="10"/>)) {</text:p>
      <text:p text:style-name="P17"><text:s text:c="12"/>Ok(_) =&gt; {},</text:p>
      <text:p text:style-name="P17"><text:s text:c="12"/>Err(err) =&gt; println!("Cannot send UserEvent event: {err}"),</text:p>
      <text:p text:style-name="P17"><text:s text:c="10"/>}</text:p>
      <text:p text:style-name="P17"><text:s text:c="8"/>}</text:p>
      <text:p text:style-name="P17"><text:s text:c="2"/>);</text:p>
      <text:p text:style-name="P17"/>
      <text:p text:style-name="P17"><text:s text:c="2"/>// Create the layout that will be the main window's contents'</text:p>
      <text:p text:style-name="P17"><text:s text:c="2"/>let mut main_layout = RowLayout::new(Orientation::Horizontal, 5.0);</text:p>
      <text:p text:style-name="P17"/>
      <text:p text:style-name="P17"><text:s text:c="2"/>// Create the application's buttons</text:p>
      <text:p text:style-name="P17"><text:s text:c="2"/>let btn_uuid_1 = Uuid::new_v4();</text:p>
      <text:p text:style-name="P17"><text:s text:c="2"/>let event_loop_proxy_clone_1 = event_loop_proxy.clone();</text:p>
      <text:p text:style-name="P17"><text:s text:c="2"/>let btn1 = Button::new(</text:p>
      <text:p text:style-name="P17"><text:s text:c="8"/>event_loop_proxy.clone(),</text:p>
      <text:p text:style-name="P17"><text:s text:c="8"/>main_win_uuid,</text:p>
      <text:p text:style-name="P17"><text:s text:c="8"/>Some("Button 1".to_string()),</text:p>
      <text:p text:style-name="P17"><text:s text:c="8"/>None,</text:p>
      <text:p text:style-name="P17"><text:s text:c="8"/>None,</text:p>
      <text:p text:style-name="P17"><text:s text:c="8"/>Color::WHITE,</text:p>
      <text:p text:style-name="P17"><text:s text:c="8"/>move || {</text:p>
      <text:p text:style-name="P17"><text:soft-page-break/></text:p>
      <text:p text:style-name="P17"><text:s text:c="12"/>// Fire an event to create a PopUp window</text:p>
      <text:p text:style-name="P17"><text:s text:c="12"/>match event_loop_proxy_clone_1.send_event(UserEvent::CreateWindow(</text:p>
      <text:p text:style-name="P17"><text:s text:c="16"/>main_win_uuid,</text:p>
      <text:p text:style-name="P17"><text:s text:c="16"/>btn_uuid_1,</text:p>
      <text:p text:style-name="P17"><text:s text:c="16"/>100.0,</text:p>
      <text:p text:style-name="P17"><text:s text:c="16"/>100.0,</text:p>
      <text:p text:style-name="P17"><text:s text:c="16"/>200.0,</text:p>
      <text:p text:style-name="P17"><text:s text:c="16"/>50.0</text:p>
      <text:p text:style-name="P17"><text:s text:c="12"/>)) {</text:p>
      <text:p text:style-name="P17"><text:s text:c="16"/>Ok(_) =&gt; {},</text:p>
      <text:p text:style-name="P17"><text:s text:c="16"/>Err(err) =&gt; println!("Cannot send UserEvent event: {err}"),</text:p>
      <text:p text:style-name="P17"><text:s text:c="12"/>}</text:p>
      <text:p text:style-name="P17"><text:s text:c="8"/>}</text:p>
      <text:p text:style-name="P17"><text:s text:c="2"/>);</text:p>
      <text:p text:style-name="P17"><text:s text:c="2"/>let btn_uuid_2 = Uuid::new_v4();</text:p>
      <text:p text:style-name="P17"><text:s text:c="2"/>let event_loop_proxy_clone_2 = event_loop_proxy.clone();</text:p>
      <text:p text:style-name="P17"><text:s text:c="2"/>let btn2 = Button::new(</text:p>
      <text:p text:style-name="P17"><text:s text:c="8"/>event_loop_proxy.clone(),</text:p>
      <text:p text:style-name="P17"><text:s text:c="8"/>main_win_uuid,</text:p>
      <text:p text:style-name="P17"><text:s text:c="8"/>Some("Button 2".to_string()),</text:p>
      <text:p text:style-name="P17"><text:s text:c="8"/>None,</text:p>
      <text:p text:style-name="P17"><text:s text:c="8"/>None,</text:p>
      <text:p text:style-name="P17"><text:s text:c="8"/>Color::WHITE,</text:p>
      <text:p text:style-name="P17"><text:s text:c="8"/>move || {</text:p>
      <text:p text:style-name="P17"/>
      <text:p text:style-name="P17"><text:s text:c="12"/>// Fire an event to create a PopUp window</text:p>
      <text:p text:style-name="P17"><text:s text:c="12"/>match event_loop_proxy_clone_2.send_event(UserEvent::CreateWindow(</text:p>
      <text:p text:style-name="P17"><text:s text:c="16"/>main_win_uuid,</text:p>
      <text:p text:style-name="P17"><text:s text:c="16"/>btn_uuid_2,</text:p>
      <text:p text:style-name="P17"><text:soft-page-break/><text:s text:c="16"/>100.0,</text:p>
      <text:p text:style-name="P17"><text:s text:c="16"/>100.0,</text:p>
      <text:p text:style-name="P17"><text:s text:c="16"/>200.0,</text:p>
      <text:p text:style-name="P17"><text:s text:c="16"/>50.0</text:p>
      <text:p text:style-name="P17"><text:s text:c="12"/>)) {</text:p>
      <text:p text:style-name="P17"><text:s text:c="16"/>Ok(_) =&gt; {},</text:p>
      <text:p text:style-name="P17"><text:s text:c="16"/>Err(err) =&gt; println!("Cannot send UserEvent event: {err}"),</text:p>
      <text:p text:style-name="P17"><text:s text:c="12"/>}</text:p>
      <text:p text:style-name="P17"><text:s text:c="8"/>}</text:p>
      <text:p text:style-name="P17"><text:s text:c="2"/>);</text:p>
      <text:p text:style-name="P17"/>
      <text:p text:style-name="P17"><text:s text:c="2"/>// Add the buttons to the main layout</text:p>
      <text:p text:style-name="P17"><text:s text:c="2"/>match main_layout.add_child(Rc::new(RefCell::new(btn1)), LayoutArgs::None) {</text:p>
      <text:p text:style-name="P17"><text:s text:c="4"/>Ok(_) =&gt; {},</text:p>
      <text:p text:style-name="P17"><text:s text:c="4"/>Err(err) =&gt; {</text:p>
      <text:p text:style-name="P17"><text:s text:c="6"/>println!("Failed to add Button 1 to the layout: {err}");</text:p>
      <text:p text:style-name="P17"><text:s text:c="4"/>},</text:p>
      <text:p text:style-name="P17"><text:s text:c="2"/>}</text:p>
      <text:p text:style-name="P17"><text:s text:c="2"/>match main_layout.add_child(Rc::new(RefCell::new(btn2)), LayoutArgs::None) {</text:p>
      <text:p text:style-name="P17"><text:s text:c="4"/>Ok(_) =&gt; {},</text:p>
      <text:p text:style-name="P17"><text:s text:c="4"/>Err(err) =&gt; {</text:p>
      <text:p text:style-name="P17"><text:s text:c="6"/>println!("Failed to add Button 2 to the layout: {err}");</text:p>
      <text:p text:style-name="P17"><text:s text:c="4"/>},</text:p>
      <text:p text:style-name="P17"><text:s text:c="2"/>}</text:p>
      <text:p text:style-name="P17"/>
      <text:p text:style-name="P17"><text:s text:c="2"/>// Event handlers //</text:p>
      <text:p text:style-name="P17"/>
      <text:p text:style-name="P17"><text:s text:c="2"/>// Set the window created handler</text:p>
      <text:p text:style-name="P17"><text:s text:c="2"/>let event_proxy_rc_clone = event_loop_proxy.clone();</text:p>
      <text:p text:style-name="P17"><text:s text:c="2"/>main.set_window_created_callback(Box::new(move |popup_rc| {</text:p>
      <text:p text:style-name="P17"><text:soft-page-break/></text:p>
      <text:p text:style-name="P17"><text:s text:c="4"/>let mut popup = popup_rc.borrow_mut();</text:p>
      <text:p text:style-name="P17"/>
      <text:p text:style-name="P17"><text:s text:c="4"/>// Which window was created?</text:p>
      <text:p text:style-name="P17"><text:s text:c="4"/>let window_uuid = popup.get_uuid();</text:p>
      <text:p text:style-name="P17"><text:s text:c="4"/>let msg;</text:p>
      <text:p text:style-name="P17"><text:s text:c="4"/>if window_uuid == about_uuid {</text:p>
      <text:p text:style-name="P17"><text:s text:c="6"/>popup.set_title("About Image Viewer");</text:p>
      <text:p text:style-name="P17"/>
      <text:p text:style-name="P17"><text:s text:c="6"/>// Create the layout that will contain the PopUp's contents</text:p>
      <text:p text:style-name="P17"><text:s text:c="6"/>let mut v_layout = RowLayout::new(Orientation::Vertical, 5.0);</text:p>
      <text:p text:style-name="P17"/>
      <text:p text:style-name="P17"><text:s text:c="6"/>// Create the message</text:p>
      <text:p text:style-name="P17"><text:s text:c="6"/>let label = Label::new(</text:p>
      <text:p text:style-name="P17"><text:s text:c="12"/>event_proxy_rc_clone.clone(),</text:p>
      <text:p text:style-name="P17"><text:s text:c="12"/>main_win_uuid,</text:p>
      <text:p text:style-name="P17"><text:s text:c="12"/>"Image Viewer Application".to_string(),</text:p>
      <text:p text:style-name="P17"><text:s text:c="12"/>Color::BLACK,</text:p>
      <text:p text:style-name="P17"><text:s text:c="12"/>Color::WHITE</text:p>
      <text:p text:style-name="P17"><text:s text:c="6"/>);</text:p>
      <text:p text:style-name="P17"><text:s text:c="6"/>let label_rc = Rc::new(RefCell::new(label));</text:p>
      <text:p text:style-name="P17"><text:s text:c="6"/>match v_layout.add_child(label_rc, LayoutArgs::None) {</text:p>
      <text:p text:style-name="P17"><text:s text:c="8"/>Ok(_) =&gt; {},</text:p>
      <text:p text:style-name="P17"><text:s text:c="8"/>Err(err) =&gt; println!("Failed to add message to About box: {err}"),</text:p>
      <text:p text:style-name="P17"><text:s text:c="6"/>}</text:p>
      <text:p text:style-name="P17"/>
      <text:p text:style-name="P17"><text:s text:c="6"/>// Create the version</text:p>
      <text:p text:style-name="P17"><text:s text:c="6"/>let version = Label::new(</text:p>
      <text:p text:style-name="P17"><text:s text:c="12"/>event_proxy_rc_clone.clone(),</text:p>
      <text:p text:style-name="P17"><text:s text:c="12"/>main_win_uuid,</text:p>
      <text:p text:style-name="P17"><text:soft-page-break/><text:s text:c="12"/>"Version 1.0".to_string(),</text:p>
      <text:p text:style-name="P17"><text:s text:c="12"/>Color::BLACK,</text:p>
      <text:p text:style-name="P17"><text:s text:c="12"/>Color::WHITE</text:p>
      <text:p text:style-name="P17"><text:s text:c="6"/>);</text:p>
      <text:p text:style-name="P17"><text:s text:c="6"/>let version_rc = Rc::new(RefCell::new(version));</text:p>
      <text:p text:style-name="P17"><text:s text:c="6"/>match v_layout.add_child(version_rc, LayoutArgs::None) {</text:p>
      <text:p text:style-name="P17"><text:s text:c="8"/>Ok(_) =&gt; {},</text:p>
      <text:p text:style-name="P17"><text:s text:c="8"/>Err(err) =&gt; println!("Failed to add version to About box: {err}"),</text:p>
      <text:p text:style-name="P17"><text:s text:c="6"/>}</text:p>
      <text:p text:style-name="P17"/>
      <text:p text:style-name="P17"><text:s text:c="6"/>// Set the contents</text:p>
      <text:p text:style-name="P17"><text:s text:c="6"/>let v_layout_rc = Rc::new(RefCell::new(v_layout));</text:p>
      <text:p text:style-name="P17"><text:s text:c="6"/>popup.set_contents(ChildType::Layout(v_layout_rc.clone()));</text:p>
      <text:p text:style-name="P17"><text:s text:c="4"/>} else if window_uuid == btn_uuid_1 { <text:s text:c="7"/>// Button 1</text:p>
      <text:p text:style-name="P17"><text:s text:c="8"/>popup.set_title("Button Clicked");</text:p>
      <text:p text:style-name="P17"><text:s text:c="8"/>msg = "User clicked Button 1".to_string();</text:p>
      <text:p text:style-name="P17"/>
      <text:p text:style-name="P17"><text:s text:c="8"/>// Create the contents for the pop-up</text:p>
      <text:p text:style-name="P17"><text:s text:c="8"/>let mut layout = RowLayout::new(Orientation::Vertical, 5.0);</text:p>
      <text:p text:style-name="P17"><text:s text:c="8"/>let label = Label::new(</text:p>
      <text:p text:style-name="P17"><text:s text:c="20"/>event_proxy_rc_clone.clone(),</text:p>
      <text:p text:style-name="P17"><text:s text:c="20"/>main_win_uuid,</text:p>
      <text:p text:style-name="P17"><text:s text:c="20"/>msg,</text:p>
      <text:p text:style-name="P17"><text:s text:c="20"/>Color::BLACK,</text:p>
      <text:p text:style-name="P17"><text:s text:c="20"/>Color::WHITE</text:p>
      <text:p text:style-name="P17"><text:s text:c="8"/>);</text:p>
      <text:p text:style-name="P17"><text:s text:c="8"/>match layout.add_child(Rc::new(RefCell::new(label)), LayoutArgs::None) {</text:p>
      <text:p text:style-name="P17"><text:s text:c="12"/>Ok(_) =&gt; {},</text:p>
      <text:p text:style-name="P17"><text:s text:c="12"/>Err(err) =&gt; println!("Failed to add label to pop-up: {err}"),</text:p>
      <text:p text:style-name="P17"><text:s text:c="8"/>}</text:p>
      <text:p text:style-name="P17"><text:soft-page-break/></text:p>
      <text:p text:style-name="P17"><text:s text:c="8"/>// Set the popup's contents</text:p>
      <text:p text:style-name="P17"><text:s text:c="8"/>let layout_rc = Rc::new(RefCell::new(layout));</text:p>
      <text:p text:style-name="P17"><text:s text:c="8"/>popup.set_contents(ChildType::Layout(layout_rc.clone()));</text:p>
      <text:p text:style-name="P17"><text:s text:c="4"/>} else {</text:p>
      <text:p text:style-name="P17"><text:s text:c="8"/>popup.set_title("Button Clicked");</text:p>
      <text:p text:style-name="P17"><text:s text:c="8"/>msg = "User clicked Button 2".to_string();</text:p>
      <text:p text:style-name="P17"/>
      <text:p text:style-name="P17"><text:s text:c="8"/>// Create the contents for the pop-up</text:p>
      <text:p text:style-name="P17"><text:s text:c="8"/>let mut layout = RowLayout::new(Orientation::Vertical, 5.0);</text:p>
      <text:p text:style-name="P17"><text:s text:c="8"/>let label = Label::new(</text:p>
      <text:p text:style-name="P17"><text:s text:c="20"/>event_proxy_rc_clone.clone(),</text:p>
      <text:p text:style-name="P17"><text:s text:c="20"/>main_win_uuid,</text:p>
      <text:p text:style-name="P17"><text:s text:c="20"/>msg,</text:p>
      <text:p text:style-name="P17"><text:s text:c="20"/>Color::BLACK,</text:p>
      <text:p text:style-name="P17"><text:s text:c="20"/>Color::WHITE</text:p>
      <text:p text:style-name="P17"><text:s text:c="8"/>);</text:p>
      <text:p text:style-name="P17"><text:s text:c="8"/>match layout.add_child(Rc::new(RefCell::new(label)), LayoutArgs::None) {</text:p>
      <text:p text:style-name="P17"><text:s text:c="12"/>Ok(_) =&gt; {},</text:p>
      <text:p text:style-name="P17"><text:s text:c="12"/>Err(err) =&gt; println!("Failed to add label to pop-up: {err}"),</text:p>
      <text:p text:style-name="P17"><text:s text:c="8"/>}</text:p>
      <text:p text:style-name="P17"/>
      <text:p text:style-name="P17"><text:s text:c="8"/>// Set the popup's contents</text:p>
      <text:p text:style-name="P17"><text:s text:c="8"/>let layout_rc = Rc::new(RefCell::new(layout));</text:p>
      <text:p text:style-name="P17"><text:s text:c="8"/>popup.set_contents(ChildType::Layout(layout_rc.clone()));</text:p>
      <text:p text:style-name="P17"><text:s text:c="4"/>}</text:p>
      <text:p text:style-name="P17"><text:s text:c="2"/>}));</text:p>
      <text:p text:style-name="P17"/>
      <text:p text:style-name="P17"><text:s text:c="2"/>// Set up the main window.</text:p>
      <text:p text:style-name="P17"><text:s text:c="2"/>// Note: do not call redraw() on MainApp, it will be drawn when the event loop starts.</text:p>
      <text:p text:style-name="P17"><text:soft-page-break/><text:s text:c="2"/>main.set_contents(ChildType::Layout(Rc::new(RefCell::new(main_layout))));</text:p>
      <text:p text:style-name="P17"/>
      <text:p text:style-name="P17"><text:s text:c="2"/>// Run the event loop</text:p>
      <text:p text:style-name="P17"><text:s text:c="2"/>main.run_event_loop(event_loop);</text:p>
      <text:p text:style-name="P17">}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06:19:11.608788883</meta:creation-date>
    <dc:date>2025-04-29T11:04:14.920910525</dc:date>
    <meta:editing-duration>PT2H47M37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20" meta:paragraph-count="342" meta:word-count="1333" meta:character-count="12705" meta:non-whitespace-character-count="9348"/>
  </office:meta>
</office:document-meta>
</file>